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in" fo:margin-right="0in" fo:text-align="justify" style:justify-single-word="false" fo:text-indent="0in" style:auto-text-indent="false"/>
    </style:style>
    <style:style style:name="P13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debf4" officeooo:paragraph-rsid="000debf4"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156a6"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cf039"/>
    </style:style>
    <style:style style:name="T20" style:family="text">
      <style:text-properties fo:language="en" fo:country="US" officeooo:rsid="001156a6"/>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800000" fo:language="en" fo:country="US"/>
    </style:style>
    <style:style style:name="T31" style:family="text">
      <style:text-properties fo:color="#800000" fo:background-color="transparent" loext:char-shading-value="0"/>
    </style:style>
    <style:style style:name="T32" style:family="text">
      <style:text-properties fo:color="#ff6600"/>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background-color="transparent" loext:char-shading-value="0"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fo:background-color="transparent" loext:char-shading-value="0" style:font-style-asian="normal" style:font-weight-asian="normal" style:font-style-complex="normal" style:font-weight-complex="normal"/>
    </style:style>
    <style:style style:name="T67" style:family="text">
      <style:text-properties fo:font-style="normal" style:text-underline-style="none" style:font-style-asian="normal" style:font-style-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fo:font-size="14pt" fo:language="en" fo:country="US" fo:font-weight="bold" style:font-size-asian="14pt" style:font-weight-asian="bold" style:font-size-complex="14pt" style:font-weight-complex="bold"/>
    </style:style>
    <style:style style:name="T93" style:family="text">
      <style:text-properties fo:font-size="14pt" fo:font-weight="bold" style:font-size-asian="14pt" style:font-weight-asian="bold" style:font-size-complex="14pt" style:font-weight-complex="bold"/>
    </style:style>
    <style:style style:name="T94" style:family="text">
      <style:text-properties fo:font-size="9pt" style:font-size-asian="9pt" style:font-size-complex="9pt"/>
    </style:style>
    <style:style style:name="T95" style:family="text">
      <style:text-properties fo:font-size="12pt" style:font-size-asian="12pt" style:font-size-complex="12pt"/>
    </style:style>
    <style:style style:name="T96" style:family="text">
      <style:text-properties officeooo:rsid="000cf039"/>
    </style:style>
    <style:style style:name="T97" style:family="text">
      <style:text-properties officeooo:rsid="000fc4f5"/>
    </style:style>
    <style:style style:name="T98" style:family="text">
      <style:text-properties officeooo:rsid="001156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0">Таймлайн <text:span text:style-name="T12">(</text:span>события через 10 лет после Обмена): </text:p>
      <text:p text:style-name="P80">Год 2143 ПВ <text:span text:style-name="T12">(AU -?)</text:span></text:p>
      <text:p text:style-name="P80"><text:span text:style-name="T12">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30-е мая — встреча с Индиго. Прогулка с Селестией по парку.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2">&lt;</text:span>7<text:span text:style-name="T12">-</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2">&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2">&lt;</text:span>28-е июня<text:span text:style-name="T12">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2"> </text:span>Провал Груммингтона. Отбытие с Груммингтона</text:p>
      <text:p text:style-name="P80"><text:span text:style-name="T12">&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2">[</text:span>21-е июля<text:span text:style-name="T12">]</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text:soft-page-break/>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4">I Dream Of Luna</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1961589904112206246" text:style-name="L1">
        <text:list-item>
          <text:p text:style-name="P144">Книги:</text:p>
        </text:list-item>
      </text:list>
      <text:list xml:id="list9097502822099968015" text:style-name="L2">
        <text:list-item>
          <text:p text:style-name="P145">«Великие грифоны прошлого» - из канона (5<text:span text:style-name="T12">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text:span text:style-name="T70">Природа Проклятий</text:span>» - обмен</text:p>
        </text:list-item>
        <text:list-item>
          <text:p text:style-name="P145"><text:span text:style-name="T70">«Магия для Чайников»</text:span> - обмен</text:p>
        </text:list-item>
        <text:list-item>
          <text:p text:style-name="P145"><text:span text:style-name="T70">«Энциклопедия Арканум»</text:span> - обмен</text:p>
        </text:list-item>
        <text:list-item>
          <text:p text:style-name="P145">«О Гейсах» - обмен</text:p>
        </text:list-item>
        <text:list-item>
          <text:p text:style-name="P145">«<text:span text:style-name="T70">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764620033971251356"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text:span text:style-name="T70">По другим данным, Селестии около 2500 лет (Обмен).</text:span></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7"><text:span text:style-name="T12">– Нэш, к</text:span>ак называется наш проект?</text:p>
      <text:p text:style-name="P75"><text:span text:style-name="T8">– </text:span><text:span text:style-name="T72">Дайсон.</text:span></text:p>
      <text:p text:style-name="P75"><text:span text:style-name="T8">– </text:span><text:span text:style-name="T72">Сколько тебе лет?</text:span></text:p>
      <text:p text:style-name="P75"><text:span text:style-name="T8">– </text:span><text:span text:style-name="T72">Два года с начала запуска кластера.</text:span></text:p>
      <text:p text:style-name="P75"><text:span text:style-name="T8">– </text:span><text:span text:style-name="T72">Какой сейчас год?</text:span></text:p>
      <text:p text:style-name="P75"><text:span text:style-name="T8">– </text:span><text:span text:style-name="T24">20</text:span><text:span text:style-name="T23">18</text:span><text:span text:style-name="T72">-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7"><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0">«Выживание корпорации в условиях жёсткой конкуренции с ограниченными ресурсами. Случай 16».</text:p>
      <text:p text:style-name="P90"><text:soft-page-break/>…</text:p>
      <text:p text:style-name="P90">…</text:p>
      <text:p text:style-name="P90">…</text:p>
      <text:p text:style-name="P90">Решение.</text:p>
      <text:p text:style-name="P90">…</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3">incompartible interface Analytics v.0.93 beta</text:span>”</text:p>
      <text:p text:style-name="P38">Ага, уже теплее.</text:p>
      <text:p text:style-name="P38"/>
      <text:p text:style-name="P75"><text:span text:style-name="T8">– Нэш</text:span><text:span text:style-name="T72">,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8">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5">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7">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7">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8">Музыка быстрая, тревожная, надорваная и печальная (Pet Shop Boys “So Hard” ?)</text:p>
      <text:p text:style-name="P30"/>
      <text:p text:style-name="P87"><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6">…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8">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5">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5">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7">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5">,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7">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3">Глава IV. Пределы магии</text:p>
      <text:p text:style-name="P20"/>
      <text:p text:style-name="P23">Вашему покорному слуге известны четыре предела магии: </text:p>
      <text:list xml:id="list6951880773222319541"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7">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6"><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5">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 знать, КАК я их уничтожаю, хе-хе! Н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text:soft-page-break/>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text:soft-page-break/></text:p>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text:soft-page-break/>4.5 Нерадивый ученик</text:h>
      <text:p text:style-name="P36"/>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text:soft-page-break/>–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воззрилась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Моей?!! Э-э-э, позвольте…</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3">сли бы я вспомнила вовремя, я бы предупредила тебя, чтобы ты смог сконцентрироваться.</text:span></text:p>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soft-page-break/>…</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4">Тумбочка.</text:span> Листок… <text:span text:style-name="T94">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5">Всё пошло не так. Не могу уловить точку концентрации. Сила приложена к чему-то большему, чем лист бумаги. К чему-то неизмеримо большему. </text:span><text:span text:style-name="T9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5">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е споры. Я подошёл к окну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с разинутым ртом и читал печатные буквы, появляющиеся в поле зрения по мере поворота спутника.</text:p>
      <text:p text:style-name="P52">«С-Е-Л-Е-С-Т-И-Я … — … П-И-З-…» </text:p>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text:p>
      <text:p text:style-name="P52">–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ДА» — мельком прочитал я окончание текста, появившееся на спутнике.</text:p>
      <text:p text:style-name="P52">Тёмная аликорница проследила мой взгляд и ухмыльнулась.</text:p>
      <text:p text:style-name="P52"><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2">–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Я, конечно, побаивался тёмной фурии, но её отношени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2">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2">Через мгновение палата заполнилась оханьем, аханьем и звоном склянок с микстурами. Я оказался в окружении злобных медсестёр.</text:p>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Ну охренеть! Я же ещё и виноват!</text:p>
      <text:p text:style-name="P52"/>
      <text:h text:style-name="P158" text:outline-level="2"><text:span text:style-name="T12">5. </text:span>Индиго</text:h>
      <text:p text:style-name="P42"/>
      <text:p text:style-name="P42">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text:soft-page-break/>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какие-то мелкие грызуны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2"/>
      <text:p text:style-name="P52">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Обида и разочарование в голосе аликорницы были столь искренними,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За спиной раздался стон.</text:p>
      <text:p text:style-name="P52">–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2">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2">– Расслабься, Анонимус. Позволь мне избавить тебя от недугов.</text:p>
      <text:p text:style-name="P52">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2">– Засыпай, Анон. Когда ты проснёшься, ты будешь чувствовать себя намного лучше. Целительство — не моя специализация, но кое-что мне по силам.</text:p>
      <text:p text:style-name="P52"><text:soft-page-break/></text:p>
      <text:p text:style-name="P52">ШТА?!! Я ещё не <text:span text:style-name="T96">пришёл в себя</text:span>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2">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2"/>
      <text:p text:style-name="P52">…</text:p>
      <text:p text:style-name="P62"/>
      <text:p text:style-name="P62">– Эй, мужик, тебе плохо?</text:p>
      <text:p text:style-name="P62">На меня озабоченно уставилась парочка, ещё недавно сидевшая ко мне спиной на скамейке.</text:p>
      <text:p text:style-name="P62">Я принял сидячее положение, беспомощно хлопая глазами. Что? Где? Как?</text:p>
      <text:p text:style-name="P62">– Сам домой доберёшься? Может, вызвать скорую?</text:p>
      <text:p text:style-name="P62">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2">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62">Я перегнулся через перила и меня стошнило.</text:p>
      <text:p text:style-name="P62">Красавец! Мало тебе проблем с сердцем, так ты и печень, похоже, гробанул. Молодец, Анон, пей дальше!</text:p>
      <text:p text:style-name="P62">Спустившись в квартиру, я лёг на диван, натянул наушники и закрыл глаза.</text:p>
      <text:p text:style-name="P62">К чёрту всё, кроме Пинк Флойдов!</text:p>
      <text:p text:style-name="P52"/>
      <text:p text:style-name="P52">…</text:p>
      <text:p text:style-name="P52"/>
      <text:p text:style-name="P52">– Анонимус? Просыпайся же!</text:p>
      <text:p text:style-name="P52">Копыто энергично растирало мне грудь круговыми движениями. Селестия встревоженно склонилась ко мне.</text:p>
      <text:p text:style-name="P52">– Ты испугал меня, Анон! Цвет твоей кожи сейчас не сильно отличается от цвета моей шерсти — настолько ты бледный. Как ты себя чувствуешь?</text:p>
      <text:p text:style-name="P52">Я молча отодвинул её от себя и сел <text:span text:style-name="T96">прямо</text:span>.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2">– Как?.. – я не мог отыскать подходящих слов, чтобы высказать обуревавшие меня чувства. <text:span text:style-name="T96">Из глаз потекли слёзы радости.</text:span></text:p>
      <text:p text:style-name="P52">– В отличие от первого раза, это исцеление — не иллюзорное, <text:span text:style-name="T96">даю слово Селестии Эквестрийской!</text:span> – гордо <text:span text:style-name="T96">заявила</text:span> аликорница <text:span text:style-name="T96">и закашлялась</text:span>. – Я рада, что однажды мне хватило мудрости постигнуть <text:soft-page-break/>зебринские ритуалы <text:span text:style-name="T19">заместительной терапии </text:span><text:span text:style-name="T20">несмотря на крайне скептическое к ним отношение сестры.</text:span></text:p>
      <text:p text:style-name="P151">Я вполуха слушал Селестию, <text:span text:style-name="T97">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span></text:p>
      <text:p text:style-name="P42"/>
      <text:p text:style-name="P42"/>
      <text:p text:style-name="P52"/>
      <text:p text:style-name="P52">(на самом деле, Сел берёт все болячки и недуги Анона на себя — это скажет Анону Луна, когда Анон расскажет ей об исцелении — <text:span text:style-name="T33">Сел не умеет лечить. Она умеет только принимать боль на себя</text:span>)</text:p>
      <text:p text:style-name="P52">(Сел лечит его, Анон начинает испытывать сексуальный голод — и когда он идёт позади Сел, он начинает представлять... )</text:p>
      <text:p text:style-name="P42">&lt;<text:span text:style-name="T1">Селестия ведёт Анона к полянке, где их уже ждёт Луна — чтобы преподать ему урок снопроходчества</text:span>&gt;</text:p>
      <text:p text:style-name="P52"/>
      <text:p text:style-name="P52">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2"/>
      <text:p text:style-name="P52">Аликорница вздохнула (убедилась, что и снопроходчество для Анона не подходит) и спросила:</text:p>
      <text:p text:style-name="P52">Анон, что ты имел ввиду, когда говорил, что есть более близкий способ познакомиться?</text:p>
      <text:p text:style-name="P52">Анон смущаясь — секс — и тут же вообразил себе картину секса с Селестией. Это было... забавно и... к чёрту такие мысли!</text:p>
      <text:p text:style-name="P42"/>
      <text:p text:style-name="P42">&lt;<text:span text:style-name="T1">цель вставки — </text:span></text:p>
      <text:p text:style-name="P52">б) Сел излечивает Анона от наркомании</text:p>
      <text:p text:style-name="P52">в) Анон <text:s/>чувствует влечение к Сел</text:p>
      <text:p text:style-name="P52">д) Сел пытается узнать у Анона, что он хочет (спрашивает про желание снопроходчества)</text:p>
      <text:p text:style-name="P52">е) Сел объясняет похабную надпись на обратной стороне Луны</text:p>
      <text:p text:style-name="P52">а) встреча Анона с Агамемноном, обучение того матюкам</text:p>
      <text:p text:style-name="P42">&gt;</text:p>
      <text:p text:style-name="P42"/>
      <text:p text:style-name="P35"><text:span text:style-name="T35">&lt;</text:span><text:span text:style-name="T1">Анон не успел увидеть подробности</text:span><text:span text:style-name="T35">&gt;</text:span></text:p>
      <text:p text:style-name="P42"/>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text:soft-page-break/>-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3">&lt;</text:span><text:span text:style-name="T9">Селестия лечит Макса в Кантерлоте от болячек и наркозависимости по-настоящему </text:span><text:span text:style-name="T73">(</text:span><text:span text:style-name="T9">перебирает на себя его болячки</text:span><text:span text:style-name="T73">)</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3">&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2">&lt;<text:span text:style-name="T27">Селестия объясняет Анону происхождение надписина обратной стороне Луны — шалости Луны во время заточения</text:span>&gt;</text:p>
      <text:p text:style-name="P52"/>
      <text:p text:style-name="P52"/>
      <text:p text:style-name="P52"/>
      <text:p text:style-name="P53">***</text:p>
      <text:p text:style-name="P33">завершение прогулки</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text:soft-page-break/>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text:soft-page-break/>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2"><text:soft-page-break/></text:p>
      <text:h text:style-name="P157" text:outline-level="2">6. Стыд</text:h>
      <text:p text:style-name="P52">&lt;<text:span text:style-name="T91">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text:soft-page-break/>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text:soft-page-break/>–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text:soft-page-break/>–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text:soft-page-break/>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7">—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2">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6">— вся архитектура явно </text:span><text:span text:style-name="T37">была </text:span><text:span text:style-name="T46">заточена под крылатых. Таких, для которых приземлиться на балкон в тронном зале или уйти через портик на крыше</text:span><text:span text:style-name="T64"> </text:span><text:span text:style-name="T46">—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6">— книжный шкаф и напольная подставка для чтения с </text:span><text:span text:style-name="T37">упором в виде </text:span><text:span text:style-name="T46">голов</text:span><text:span text:style-name="T37">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6"> </text:span><text:span text:style-name="T37">Его центр </text:span><text:soft-page-break/><text:span text:style-name="T37">занимал высокий </text:span><text:span text:style-name="T46">кругл</text:span><text:span text:style-name="T37">ый</text:span><text:span text:style-name="T46"> </text:span><text:span text:style-name="T37">футон</text:span><text:span text:style-name="T46"> </text:span><text:span text:style-name="T37">с</text:span><text:span text:style-name="T46"> велик</text:span><text:span text:style-name="T37">им</text:span><text:span text:style-name="T46"> множество</text:span><text:span text:style-name="T37">м</text:span><text:span text:style-name="T46"> подушек. Среди них я с удивлением заметил плюшевую единорожку </text:span><text:span text:style-name="T37">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oft-page-break/><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oft-page-break/><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text:soft-page-break/>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6">– </text:span><text:span text:style-name="T37">Говорят, в Додж-сити почти не осталось жителей. В местном депо перестали обслуживать паровозы из-за отсутствия рабочих. Старик </text:span><text:span text:style-name="T46">–</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6">– </text:span><text:span text:style-name="T51">А из Пинто Крика уже месяц нет новостей...</text:span></text:p>
      <text:p text:style-name="P3"><text:span text:style-name="T46">– </text:span><text:span text:style-name="T5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6">– </text:span><text:span text:style-name="T37">Да, </text:span><text:span text:style-name="T38">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е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5">—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7">&lt;</text:span><text:span text:style-name="T69">Mark Knopfler - </text:span><text:span text:style-name="T68">Hill Farmer's Blues</text:span><text:span text:style-name="T47">&gt;</text:span></text:p>
      <text:p text:style-name="P44">***</text:p>
      <text:p text:style-name="P42"><text:soft-page-break/></text:p>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text:soft-page-break/>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8">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7">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text:soft-page-break/>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6">исчезновений уже год. Почту за честь работать </text:span><text:span text:style-name="T37">под твоим руководством</text:span><text:span text:style-name="T46">. Подожди немного, я </text:span><text:span text:style-name="T37">от</text:span><text:span text:style-name="T46">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9">&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0">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5">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71">d.notive — Talking Flight</text:span>&gt;</text:p>
      <text:p text:style-name="P62"><text:soft-page-break/>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0">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text:soft-page-break/></text:p>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6">—</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text:soft-page-break/>–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6"> </text:span><text:span text:style-name="T37">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6">– Я </text:span><text:span text:style-name="T51">всегда буду оставаться в тени. </text:span><text:span text:style-name="T46">– </text:span><text:span text:style-name="T51">хлюпала единорожка. </text:span><text:span text:style-name="T46">–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7">мы всё равно такой результат </text:span><text:soft-page-break/><text:span text:style-name="T37">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7">.</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3">Чужестранец-примат разбил сердце нашей обожаемой Селестии! Двор в отчаянии </text:span><text:span text:style-name="T15">—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oft-page-break/><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2">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2">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oft-page-break/><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2">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2">эт правда?</text:span></text:p>
      <text:p text:style-name="P52"><text:span text:style-name="T16">– </text:span><text:span text:style-name="T72">Какая из? Их много, вообще-то. Ик!</text:span></text:p>
      <text:p text:style-name="P52"><text:span text:style-name="T16">– </text:span><text:span text:style-name="T72">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2">Макс, </text:span><text:span text:style-name="T16">– </text:span><text:span text:style-name="T72">захихикала Пинки, взъерошив копытами розовые кудряшки и попытавшись соорудить из них бороду, </text:span><text:span text:style-name="T16">–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2">Ты что-о-о! Нельзя любить фаэри! Она похитит твоё сердце, и ты будешь искать её, пока не... </text:span><text:span text:style-name="T16">– </text:span><text:span text:style-name="T72">Пинки погрузилась в так и не съеденный салат «по-Кантерлотски» и захрапела.</text:span></text:p>
      <text:p text:style-name="P52"><text:span text:style-name="T16">– </text:span><text:span text:style-name="T72">Пока не умру?</text:span></text:p>
      <text:p text:style-name="P52"><text:span text:style-name="T16">– </text:span><text:span text:style-name="T72">Нет, глупенький, </text:span><text:span text:style-name="T16">– </text:span><text:span text:style-name="T72">пробулькала Пинки из миски. </text:span><text:span text:style-name="T16">– </text:span><text:span text:style-name="T72">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oft-page-break/><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oft-page-break/><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text:soft-page-break/>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3">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text:soft-page-break/>13. Мэйнхэттен</text:h>
      <text:p text:style-name="P85">ZZ Top – Gimme all your lovin</text:p>
      <text:p text:style-name="P85">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oft-page-break/><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oft-page-break/><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oft-page-break/><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text:soft-page-break/>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oft-page-break/><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oft-page-break/><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text:soft-page-break/>Трикси молча левитировала мне газеты с трюмо.</text:p>
      <text:p text:style-name="P55">…</text:p>
      <text:p text:style-name="P55">Фак! Фак-фак-фак!!!</text:p>
      <text:p text:style-name="P55">«<text:span text:style-name="T33">Исчезновение дневной главы диархии: Эквестрия в панике!</text:span>» (статья двухдневной давности).</text:p>
      <text:p text:style-name="P55">«<text:span text:style-name="T33">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3">Да отстаньте же вы от меня! Он сказал, что ест пони, но я этого НЕ ВИДЕЛА!!!</text:span>»).</text:p>
      <text:p text:style-name="P55">«<text:span text:style-name="T33">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5">&lt;<text:span text:style-name="T76">David Bowie - Lets Dance/ Ashes To Ashes</text:span></text:p>
      <text:p text:style-name="P45"><text:span text:style-name="T76">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text:soft-page-break/>–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3">Добро пожаловать в Груммингтон! Вам здесь рады!</text:span></text:p>
      <text:p text:style-name="P55"><text:span text:style-name="T33">Население города </text:span><text:span text:style-name="T77">302 пони</text:span><text:span text:style-name="T33">.</text:span></text:p>
      <text:p text:style-name="P55"><text:span text:style-name="T77">250 пони</text:span><text:span text:style-name="T33">.</text:span></text:p>
      <text:p text:style-name="P55"><text:span text:style-name="T77">125 поней</text:span><text:span text:style-name="T33">.</text:span></text:p>
      <text:p text:style-name="P55"><text:span text:style-name="T33">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Макс. </text:span><text:span text:style-name="T25">Дружба </text:span><text:span text:style-name="T42">—</text:span><text:span text:style-name="T25"> </text:span><text:span text:style-name="T3">э</text:span><text:span text:style-name="T25">то, </text:span><text:span text:style-name="T79">так её </text:span><text:span text:style-name="T3">разэтак</text:span><text:span text:style-name="T79">,</text:span><text:span text:style-name="T25">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text:soft-page-break/>–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text:soft-page-break/>–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7">37 пни</text:span></text:p>
      <text:p text:style-name="P72">24пн</text:p>
      <text:p text:style-name="P72">15</text:p>
      <text:p text:style-name="P55"><text:span text:style-name="T33">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3">Добро пожаловать в Груммингтон! Вам здесь рады!</text:span></text:p>
      <text:p text:style-name="P55"><text:span text:style-name="T33">Население города </text:span><text:span text:style-name="T77">302 пони</text:span><text:span text:style-name="T33">.</text:span></text:p>
      <text:p text:style-name="P55"><text:span text:style-name="T77">250 пони</text:span><text:span text:style-name="T33">.</text:span></text:p>
      <text:p text:style-name="P55"><text:soft-page-break/><text:span text:style-name="T77">125 поней</text:span><text:span text:style-name="T33">.</text:span></text:p>
      <text:p text:style-name="P55"><text:span text:style-name="T33">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3">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text:soft-page-break/>Я поднял кусок газеты, прибитый ветром к ограждению и быстро пробежался по заголовкам.</text:p>
      <text:p text:style-name="P55">«<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text:soft-page-break/>–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text:soft-page-break/>–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soft-page-break/>…</text:p>
      <text:p text:style-name="P55"/>
      <text:p text:style-name="P55">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oft-page-break/><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4">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soft-page-break/>…</text:p>
      <text:p text:style-name="P46">&lt;<text:bookmark text:name="eow-title"/><text:span text:style-name="T68">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8">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7">Макс! Я </text:span><text:span text:style-name="T30">— </text:span><text:span text:style-name="T27">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text:span><text:span text:style-name="T39">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8">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8">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0">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5">– </text:span><text:span text:style-name="T35">Шейла! Шейла Блюскай! И я уже не малышка! </text:span><text:span text:style-name="T45">– </text:span><text:span text:style-name="T35">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9">–</text:span><text:span text:style-name="T39"> … чувствуешь, дорогая Рэрити?! Я могу чем-нибудь помочь? Вот, выпей воды! </text:span><text:span text:style-name="T49">–</text:span><text:span text:style-name="T39">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7">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text:span text:style-name="T98">Не все раны можно выдержать.</text:span>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9"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1">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4">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2">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4">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text:soft-page-break/>– Чудесно! Осталось дело за малым — найти Сестру <text:span text:style-name="T98">и доставить её обратно из тронного зала к «Громовержцу»</text:span>. <text:span text:style-name="T98">Это самый опасный этап: пландерсиды могут противостоять нам на обратном пути. </text:span></text:p>
      <text:p text:style-name="P57"/>
      <text:p text:style-name="P57"/>
      <text:p text:style-name="P57"/>
      <text:p text:style-name="P57"/>
      <text:p text:style-name="P57"/>
      <text:p text:style-name="P57"/>
      <text:p text:style-name="P57"/>
      <text:p text:style-name="P57"/>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Сахарную Ватку <text:span text:style-name="T98">из мира людей в тронный зал</text:span>? <text:span text:style-name="T98">Е</text:span>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153">– <text:span text:style-name="T98">Гм! Изначально Мы полагали, что Сестра сама откроет коридор в Эквестрию.</text:span></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5">–</text:span><text:span text:style-name="T35">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text:soft-page-break/>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4"><text:span text:style-name="T12">~~~ </text:span>Человек Макс <text:span text:style-name="T12">~~~</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text:soft-page-break/>Именем правительства Эквестрии призываем оказывать предъявителю сего всю возможную помощь и содействие.</text:p>
      <text:p text:style-name="P154">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text:soft-page-break/>–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3">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text:soft-page-break/>–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7">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20"/>
      <text:p text:style-name="P47">~~~~~</text:p>
      <text:p text:style-name="P20">&lt;<text:span text:style-name="T28">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text:soft-page-break/>21. <text:span text:style-name="T1">Терра</text:span></text:h>
      <text:h text:style-name="P160" text:outline-level="3">Воскресение</text:h>
      <text:p text:style-name="P52">&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text:soft-page-break/>–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9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soft-page-break/>…</text:p>
      <text:p text:style-name="P92">...</text:p>
      <text:p text:style-name="P90">Решение.</text:p>
      <text:p text:style-name="P90">…</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text:soft-page-break/>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text:soft-page-break/>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0" text:outline-level="3">Вторник</text:h>
      <text:p text:style-name="P3">&lt;<text:span text:style-name="T6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oft-page-break/><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0"><text:s/>– Ты его слишком… эмм, упрощаешь. – продолжала Флаттершай. – Вот, взгляни сюда.</text:p>
      <text:p text:style-name="P100">Флаттершай повернула ко мне экран. Мультяшный Дискорд с заплаканными глазами стоял на ледовом катке перед брошенными коньками.</text:p>
      <text:p text:style-name="P100"><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2">– А ты в курсе, что твой Дискорд многократно сжигал Селестию живьём? – выпалил я.</text:p>
      <text:p text:style-name="P112">–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0"><text:span text:style-name="T12">– Это всего лишь твои домыслы. С тем же успехом я могу объяснить это тем, что он </text:span>— злой придурок!</text:p>
      <text:p text:style-name="P112">– Это не мои…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0">Флаттершай слабо улыбнулась.</text:p>
      <text:p text:style-name="P112">–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5">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3"><text:soft-page-break/>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text:soft-page-break/>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text:soft-page-break/>–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90">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text:soft-page-break/>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text:soft-page-break/>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text:soft-page-break/></text:p>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2">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3"/>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Я задержался, запирая дверь. Девушки разбрелись по квартире.</text:p>
      <text:p text:style-name="P102"><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2">– Не нравится мне тут. Чуйка нехорошая…</text:p>
      <text:p text:style-name="P99"><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9">звёзды на фоне сине-зелёной мглы</text:span><text:span text:style-name="T1">. Я одел наушники и подёргал мышкой, прогоняя скрин-сэйвер.</text:span></text:p>
      <text:p text:style-name="P112">– Привет, Сел.</text:p>
      <text:p text:style-name="P141">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2"/>
      <text:h text:style-name="P157" text:outline-level="2">24. Отбытие</text:h>
      <text:p text:style-name="P116">&lt;Mission Impossible theme ?&gt;</text:p>
      <text:p text:style-name="P100"><text:span text:style-name="T12">– </text:span>Оп-па! – пробормотала Эпплджек. – Нежданчик!</text:p>
      <text:p text:style-name="P100">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oft-page-break/><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0">Дискорд обернулся на голос и в этот момент я швырнул в него кружкой и бросился к нему через комнату с занесеным над головой стулом.</text:p>
      <text:p text:style-name="P100">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лапе и покрутил пальцем у виска.</text:p>
      <text:p text:style-name="P100"><text:soft-page-break/>–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19"><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2">– Нет! Дискорд </text:span>— не убийца!</text:p>
      <text:p text:style-name="P119">С необычной для неё силой, Флаттершай вытащила кляп изо рта драконикуса.</text:p>
      <text:p text:style-name="P119"><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2">– </text:span>Говори.</text:p>
      <text:p text:style-name="P119">Дискорд немного успокоился.</text:p>
      <text:p text:style-name="P119"><text:s/><text:span text:style-name="T12">– </text:span>Вообще-то, от тебя следовало бы избавиться, Проводник. Не знаю, что ты там разведал в <text:span text:style-name="T90">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9"><text:span text:style-name="T12">–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7">словно кот с мышью</text:span>?</text:p>
      <text:p text:style-name="P119"><text:span text:style-name="T12">– </text:span>Анон! <text:span text:style-name="T12">– </text:span>крикнула Эпплджек из прихожей. <text:span text:style-name="T12">–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text:soft-page-break/>– Что? – ступил я.</text:p>
      <text:p text:style-name="P119"><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text:soft-page-break/>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text:soft-page-break/>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2">–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2">–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text:soft-page-break/></text:h>
      <text:h text:style-name="Heading_20_2" text:outline-level="2">25. Разговор за столиком в тишине</text:h>
      <text:p text:style-name="First_20_line_20_indent"><text:span text:style-name="T12">&lt;</text:span><text:span text:style-name="T63">Queen – Flash</text:span><text:span text:style-name="T12">&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text:soft-page-break/>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oft-page-break/><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2">Я ПОНЯЛ, КТО ТЫ!!! КАК </text:span><text:span text:style-name="T93">ЖЕ </text:span><text:span text:style-name="T92">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0">Я запротестовал.</text:p>
      <text:p text:style-name="P103">– В Эквестрии не двигают солнце! Аликорны лишь корректируют орбиту Эквуса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0">Анакорн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3"/>
      <text:p text:style-name="P100"><text:soft-page-break/>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3"/>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35">.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0">Я вспомнил события последнего времени<text:span text:style-name="T12">.</text:span></text:p>
      <text:p text:style-name="P100">–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0">Анакорн с такой силой сжал магическим захватом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0"><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0"><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7">–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0"><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мне больше заняться нечем, как лепить пони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значительно снизился и сама она стала светиться ровным голубоватым светом.</text:p>
      <text:p text:style-name="P107"><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7">Я опять задумался. В голове было пусто.</text:p>
      <text:p text:style-name="P107">– Почему бы не оставить самую главную? Ту, что описана в мультике?</text:p>
      <text:p text:style-name="P107">–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6">—</text:span><text:span text:style-name="T56"> точнее, дерево схожих миров Эквуса </text:span><text:span text:style-name="T66">—</text:span><text:span text:style-name="T56"> создали брони. Разумеется, стержнем им послужил именно сериал, но каждый фанфик </text:span><text:span text:style-name="T66">—</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8"/>
      <text:p text:style-name="P107">Анакорн аж подпрыгнул на месте от восторга и стал мне аплодировать.</text:p>
      <text:p text:style-name="P107"/>
      <text:p text:style-name="P107"><text:span text:style-name="T56">– Наконец-то я вижу свет в конце тоннеля! Как это не пришло мне в голову! Ты всё отлично увязал! Всё сходится! Более того </text:span><text:span text:style-name="T66">—</text:span><text:span text:style-name="T56"> Анакорн заговорщически подмигнул мне </text:span><text:span text:style-name="T66">—</text:span><text:span text:style-name="T56"> всё именно так и было, </text:span><text:span text:style-name="T31">даю перо из третьего ряда</text:span><text:span text:style-name="T56">!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6">— и первой реальной историей в объединённой эквестрийской реальности</text:span><text:span text:style-name="T56">!</text:span></text:p>
      <text:p text:style-name="P108">Я подозрительно посмотрел на Анакорна.</text:p>
      <text:p text:style-name="P107"><text:span text:style-name="T18">– </text:span><text:span text:style-name="T56">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2">– </text:span>Эээ… Тут я тебе точно не помощник. Никогда не писал ничего сложнее технической документации к программам.</text:p>
      <text:p text:style-name="P107"><text:span text:style-name="T12">– </text:span>Пиши, как есть. <text:span text:style-name="T12">– </text:span>развёл копытами Анакорн. <text:span text:style-name="T12">– </text:span>Авось сгодится. Я писать точно не буду <text:span text:style-name="T66">— ты меня с кьютимарками уже пригрузил на ближайшие тысячи лет.</text:span></text:p>
      <text:p text:style-name="P107">…</text:p>
      <text:p text:style-name="P107"><text:soft-page-break/>Факн щит<text:note text:id="ftn14" text:note-class="footnote"><text:note-citation>14</text:note-citation><text:note-body><text:p text:style-name="P137">Fucking shit —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0">–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text:soft-page-break/>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01">***</text:p>
      <text:p text:style-name="P108">&lt;<text:span text:style-name="T90">Roger Waters — What God Wants</text:span>&gt;</text:p>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нерешительно стояла передо мной в сияющем ореоле гривы. Потом она сделала шаг навстречу.</text:p>
      <text:p text:style-name="P108">–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8">Я устало рассмеялся.</text:p>
      <text:p text:style-name="P108">– Сел, я завязал с конеёбством. Извини.</text:p>
      <text:p text:style-name="P108">– В другое время, в другом месте, Анон! В другое время, в другом месте!</text:p>
      <text:p text:style-name="P108"/>
      <text:p text:style-name="P109">***</text:p>
      <text:p text:style-name="P111"/>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text:p>
      <text:p text:style-name="P104">–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0"/>
      <text:p text:style-name="P113">***</text:p>
      <text:p text:style-name="P112"/>
      <text:p text:style-name="P104">– Думал от меня в другой реальности спрятаться?!</text:p>
      <text:p text:style-name="P104">Передо мной возникла хмурая морда Дискорда.</text:p>
      <text:p text:style-name="P104"><text:soft-page-break/>–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10"/>
      <text:p text:style-name="P105">***</text:p>
      <text:p text:style-name="P100"/>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А ты как?</text:p>
      <text:p text:style-name="P99"><text:span text:style-name="T39">– Я в порядке. Вот, возвращаюсь </text:span>в свой мир. Ну, не совсем <text:span text:style-name="T1">в свой</text:span>. Почти.</text:p>
      <text:p text:style-name="P99"><text:span text:style-name="T1">–</text:span> Навсегда?</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7">Хочу, чтобы ты чесал мне холку и хлопал по крупу</text:span>!</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9"><text:span text:style-name="T1">–</text:span> И тебя, и Твайлайт, и <text:span text:style-name="T1">Пинки</text:span>, и Селестию,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9">Я опустил руку на шею Дэш и ощутил теплоту и лёгкое покалывание в пустоте.</text:p>
      <text:p text:style-name="P99"><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text:p>
      <text:p text:style-name="P99"><text:soft-page-break/>Я всё ещё помню…</text:p>
      <text:p text:style-name="P57"/>
      <text:h text:style-name="Heading_20_2" text:outline-level="2">Эпилог. Земля</text:h>
      <text:p text:style-name="P114">&lt;<text:span text:style-name="T6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90">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9">&lt;</text:span><text:span text:style-name="T29">И вообще, обзаведусь в конце-концов рогом и наставлю Селестиии рогов!»</text:span><text:span text:style-name="T39">&gt;</text:span></text:p>
      <text:p text:style-name="P45">&lt;<text:span text:style-name="T28">-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15T20:19:17.397438386</dc:date>
    <meta:editing-duration>P127DT4H18M27S</meta:editing-duration>
    <meta:editing-cycles>7682</meta:editing-cycles>
    <meta:generator>LibreOffice/5.1.6.2$Linux_X86_64 LibreOffice_project/10m0$Build-2</meta:generator>
    <meta:document-statistic meta:table-count="0" meta:image-count="0" meta:object-count="0" meta:page-count="196" meta:paragraph-count="4226" meta:word-count="86173" meta:character-count="571994" meta:non-whitespace-character-count="485965"/>
  </office:meta>
</office:document-meta>
</file>